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="0.265cm" fo:border="0.05pt solid #9e9e9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7cm"/>
    </style:style>
    <style:style style:name="Tabla2.A1" style:family="table-cell">
      <style:table-cell-properties style:vertical-align="middle" fo:padding="0.265cm" fo:border="0.05pt solid #9e9e9e"/>
    </style:style>
    <style:style style:name="Tabla2.3" style:family="table-row">
      <style:table-row-properties style:min-row-height="3.247cm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7cm"/>
    </style:style>
    <style:style style:name="Tabla3.A1" style:family="table-cell">
      <style:table-cell-properties style:vertical-align="middle" fo:padding="0.265cm" fo:border="0.05pt solid #9e9e9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17cm"/>
    </style:style>
    <style:style style:name="Tabla4.A1" style:family="table-cell">
      <style:table-cell-properties style:vertical-align="middle" fo:padding="0.265cm" fo:border="0.05pt solid #9e9e9e"/>
    </style:style>
    <style:style style:name="Tabla4.3" style:family="table-row">
      <style:table-row-properties style:min-row-height="3.247cm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17cm"/>
    </style:style>
    <style:style style:name="Tabla5.A1" style:family="table-cell">
      <style:table-cell-properties style:vertical-align="middle" fo:padding="0.265cm" fo:border="0.05pt solid #9e9e9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17cm"/>
    </style:style>
    <style:style style:name="Tabla6.A1" style:family="table-cell">
      <style:table-cell-properties style:vertical-align="middle" fo:padding="0.265cm" fo:border="0.05pt solid #9e9e9e"/>
    </style:style>
    <style:style style:name="Tabla6.3" style:family="table-row">
      <style:table-row-properties style:min-row-height="3.247cm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17cm"/>
    </style:style>
    <style:style style:name="Tabla7.A1" style:family="table-cell">
      <style:table-cell-properties style:vertical-align="middle" fo:padding="0.265cm" fo:border="0.05pt solid #9e9e9e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17cm"/>
    </style:style>
    <style:style style:name="Tabla8.A1" style:family="table-cell">
      <style:table-cell-properties style:vertical-align="middle" fo:padding="0.265cm" fo:border="0.05pt solid #9e9e9e"/>
    </style:style>
    <style:style style:name="Tabla8.3" style:family="table-row">
      <style:table-row-properties style:min-row-height="3.247cm"/>
    </style:style>
    <style:style style:name="Tabla9" style:family="table">
      <style:table-properties style:width="17cm" table:align="left"/>
    </style:style>
    <style:style style:name="Tabla9.A" style:family="table-column">
      <style:table-column-properties style:column-width="17cm"/>
    </style:style>
    <style:style style:name="Tabla9.A1" style:family="table-cell">
      <style:table-cell-properties style:vertical-align="middle" fo:padding="0.265cm" fo:border="0.05pt solid #9e9e9e"/>
    </style:style>
    <style:style style:name="Tabla10" style:family="table">
      <style:table-properties style:width="17cm" table:align="left"/>
    </style:style>
    <style:style style:name="Tabla10.A" style:family="table-column">
      <style:table-column-properties style:column-width="17cm"/>
    </style:style>
    <style:style style:name="Tabla10.A1" style:family="table-cell">
      <style:table-cell-properties style:vertical-align="middle" fo:padding="0.265cm" fo:border="0.05pt solid #9e9e9e"/>
    </style:style>
    <style:style style:name="Tabla10.3" style:family="table-row">
      <style:table-row-properties style:min-row-height="3.247cm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bold" style:text-blinking="false" fo:background-color="transparent"/>
    </style:style>
    <style:style style:name="P3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officeooo:paragraph-rsid="0018e6f6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bold" officeooo:paragraph-rsid="0018e6f6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8e6f6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officeooo:paragraph-rsid="00190af5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bold" officeooo:paragraph-rsid="00190af5" style:text-blinking="false" fo:background-color="transparen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9c71e" officeooo:paragraph-rsid="00190af5" style:text-blinking="false" fo:background-color="transparen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0af5" style:text-blinking="false" fo:background-color="transparent"/>
    </style:style>
    <style:style style:name="P12" style:family="paragraph" style:parent-style-name="Standard">
      <style:text-properties officeooo:paragraph-rsid="00190af5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officeooo:paragraph-rsid="001b01b2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bold" officeooo:paragraph-rsid="001b01b2" style:text-blinking="false" fo:background-color="transparen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b01b2" style:text-blinking="false" fo:background-color="transparent"/>
    </style:style>
    <style:style style:name="P16" style:family="paragraph" style:parent-style-name="Standard">
      <style:text-properties officeooo:paragraph-rsid="001b01b2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officeooo:paragraph-rsid="001f7d9f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bold" officeooo:paragraph-rsid="001f7d9f" style:text-blinking="false" fo:background-color="transparen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f7d9f" style:text-blinking="false" fo:background-color="transparent"/>
    </style:style>
    <style:style style:name="P20" style:family="paragraph" style:parent-style-name="Standard">
      <style:text-properties officeooo:paragraph-rsid="001f7d9f"/>
    </style:style>
    <style:style style:name="T1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8e6f6" style:text-blinking="false" fo:background-color="transparent" loext:char-shading-value="0"/>
    </style:style>
    <style:style style:name="T4" style:family="text">
      <style:text-properties officeooo:rsid="0018e6f6"/>
    </style:style>
    <style:style style:name="T5" style:family="text">
      <style:text-properties style:font-name="Proxima Nova" fo:font-size="11pt" fo:font-style="normal" fo:font-weight="normal"/>
    </style:style>
    <style:style style:name="T6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90af5" style:text-blinking="false" fo:background-color="transparent" loext:char-shading-value="0"/>
    </style:style>
    <style:style style:name="T7" style:family="text">
      <style:text-properties fo:font-weight="normal" officeooo:rsid="0018e6f6"/>
    </style:style>
    <style:style style:name="T8" style:family="text">
      <style:text-properties fo:font-weight="normal"/>
    </style:style>
    <style:style style:name="T9" style:family="text">
      <style:text-properties fo:font-weight="normal" officeooo:rsid="00190af5"/>
    </style:style>
    <style:style style:name="T10" style:family="text">
      <style:text-properties officeooo:rsid="00190af5"/>
    </style:style>
    <style:style style:name="T11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b8aeb" style:text-blinking="false" fo:background-color="transparent" loext:char-shading-value="0"/>
    </style:style>
    <style:style style:name="T12" style:family="text">
      <style:text-properties fo:font-weight="normal" officeooo:rsid="0019c71e"/>
    </style:style>
    <style:style style:name="T13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9c71e" style:text-blinking="false" fo:background-color="transparent" loext:char-shading-value="0"/>
    </style:style>
    <style:style style:name="T14" style:family="text">
      <style:text-properties officeooo:rsid="001d7c70"/>
    </style:style>
    <style:style style:name="T15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f3bed" style:text-blinking="false" fo:background-color="transparent" loext:char-shading-value="0"/>
    </style:style>
    <style:style style:name="T16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1d7c70" style:text-blinking="false" fo:background-color="transparent" loext:char-shading-value="0"/>
    </style:style>
    <style:style style:name="T17" style:family="text">
      <style:text-properties fo:font-weight="normal" officeooo:rsid="001f3bed"/>
    </style:style>
    <style:style style:name="T18" style:family="text">
      <style:text-properties style:font-name="Proxima Nova" fo:font-size="11pt" fo:font-style="normal" fo:font-weight="normal" officeooo:rsid="001f3bed"/>
    </style:style>
    <style:style style:name="T19" style:family="text">
      <style:text-properties officeooo:rsid="001f3bed"/>
    </style:style>
    <style:style style:name="T20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203c0b" style:text-blinking="false" fo:background-color="transparent" loext:char-shading-value="0"/>
    </style:style>
    <style:style style:name="T21" style:family="text">
      <style:text-properties fo:font-weight="normal" officeooo:rsid="00210ef2"/>
    </style:style>
    <style:style style:name="T22" style:family="text">
      <style:text-properties fo:font-variant="normal" fo:text-transform="none" fo:color="#666666" loext:opacity="100%" style:text-line-through-style="none" style:text-line-through-type="none" style:font-name="Proxima Nova" fo:font-size="11pt" fo:font-style="normal" style:text-underline-style="none" fo:font-weight="normal" officeooo:rsid="00210ef2" style:text-blinking="false" fo:background-color="transparent" loext:char-shading-value="0"/>
    </style:style>
    <style:style style:name="T23" style:family="text">
      <style:text-properties officeooo:rsid="00210ef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85841af1-7fff-da59-23b1-274d2c9c98e3"/> 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1">Nombre</text:span><text:span text:style-name="T2">: Buscar Productos</text:span></text:p>
            <text:p text:style-name="P1"><text:span text:style-name="T1">ID</text:span><text:span text:style-name="T2">: CU01</text:span></text:p>
          </table:table-cell>
        </table:table-row>
        <table:table-row>
          <table:table-cell table:style-name="Tabla1.A1" office:value-type="string">
            <text:p text:style-name="P1"><text:span text:style-name="T1">Descripción</text:span><text:span text:style-name="T2">: </text:span><text:span text:style-name="T3">El cliente escribirá el producto que este desea buscar y el programa le responderá con el producto buscado </text:span></text:p>
          </table:table-cell>
        </table:table-row>
        <table:table-row>
          <table:table-cell table:style-name="Tabla1.A1" office:value-type="string">
            <text:p text:style-name="P1"><text:span text:style-name="T1">Actores</text:span><text:span text:style-name="T2">: Cliente</text:span></text:p>
          </table:table-cell>
        </table:table-row>
        <table:table-row>
          <table:table-cell table:style-name="Tabla1.A1" office:value-type="string">
            <text:p text:style-name="P1"><text:span text:style-name="T1">Precondiciones</text:span><text:span text:style-name="T2">: </text:span><text:span text:style-name="T3">No se requiere ninguna condición</text:span></text:p>
          </table:table-cell>
        </table:table-row>
      </table:table>
      <text:p text:style-name="Standard"><text:bookmark text:name="docs-internal-guid-959b08ef-7fff-02de-0d83-3280e86227ea"/> 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">Curso normal:</text:p>
            <text:list text:style-name="L1">
              <text:list-item>
                <text:p text:style-name="P3">El cliente selecciona buscar productos.</text:p>
              </text:list-item>
              <text:list-item>
                <text:p text:style-name="P3">El <text:span text:style-name="T4">sistema le mostrara el producto que busca</text:span></text:p>
              </text:list-item>
            </text:list>
          </table:table-cell>
        </table:table-row>
        <table:table-row>
          <table:table-cell table:style-name="Tabla2.A1" office:value-type="string">
            <text:p text:style-name="P1"><text:span text:style-name="T1">Postcondiciones</text:span><text:span text:style-name="T2">: </text:span><text:span text:style-name="T3">E</text:span><text:span text:style-name="T2">l sistema muestra los productos encontrados.</text:span></text:p>
          </table:table-cell>
        </table:table-row>
        <table:table-row table:style-name="Tabla2.3">
          <table:table-cell table:style-name="Tabla2.A1" office:value-type="string">
            <text:p text:style-name="P1"><text:span text:style-name="T1">Alternativa</text:span><text:span text:style-name="T2">:</text:span></text:p>
            <text:p text:style-name="P4">   <text:span text:style-name="T5">5.      El sistema no encuentra productos.</text:span></text:p>
            <text:p text:style-name="P4">   <text:span text:style-name="T5">6.      El sistema informa al cliente de que no hay productos que cumplan el criterio de búsqueda.</text:span></text:p>
            <text:p text:style-name="P4">   <text:span text:style-name="T5">7.       Fin del caso de uso</text:span>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<text:span text:style-name="T1">Nombre</text:span><text:span text:style-name="T2">: </text:span><text:span text:style-name="T3">Recuperar Producto</text:span></text:p>
            <text:p text:style-name="P5"><text:span text:style-name="T1">ID</text:span><text:span text:style-name="T2">: CU0</text:span><text:span text:style-name="T3">2</text:span></text:p>
          </table:table-cell>
        </table:table-row>
        <table:table-row>
          <table:table-cell table:style-name="Tabla3.A1" office:value-type="string">
            <text:p text:style-name="P5"><text:span text:style-name="T1">Descripción</text:span><text:span text:style-name="T2">: </text:span><text:span text:style-name="T6">Al solicitar el producto que se quiere comprar o buscar este devolverá los datos de el objeto </text:span></text:p>
          </table:table-cell>
        </table:table-row>
        <table:table-row>
          <table:table-cell table:style-name="Tabla3.A1" office:value-type="string">
            <text:p text:style-name="P5"><text:span text:style-name="T1">Actores</text:span><text:span text:style-name="T2">: Cliente</text:span></text:p>
          </table:table-cell>
        </table:table-row>
        <table:table-row>
          <table:table-cell table:style-name="Tabla3.A1" office:value-type="string">
            <text:p text:style-name="P5"><text:span text:style-name="T1">Precondiciones</text:span><text:span text:style-name="T2">: </text:span><text:span text:style-name="T3">Se requiere que el cliente </text:span><text:span text:style-name="T6">haya hecho una búsqueda del producto </text:span></text:p>
          </table:table-cell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6">Curso normal:</text:p>
            <text:p text:style-name="P6"><text:span text:style-name="T7"><text:s text:c="7"/>1. </text:span><text:span text:style-name="T8">El cliente </text:span><text:span text:style-name="T9">busca un producto</text:span></text:p>
            <text:p text:style-name="P6"><text:span text:style-name="T8"><text:s text:c="7"/></text:span><text:span text:style-name="T7">2. </text:span><text:span text:style-name="T8">El </text:span><text:span text:style-name="T7">sistema le mostrara el producto</text:span></text:p>
          </table:table-cell>
        </table:table-row>
        <table:table-row>
          <table:table-cell table:style-name="Tabla4.A1" office:value-type="string">
            <text:p text:style-name="P5"><text:span text:style-name="T1">Postcondiciones</text:span><text:span text:style-name="T2">: </text:span><text:span text:style-name="T3">E</text:span><text:span text:style-name="T2">l sistema muestra los productos encontrados.</text:span></text:p>
          </table:table-cell>
        </table:table-row>
        <table:table-row table:style-name="Tabla4.3">
          <table:table-cell table:style-name="Tabla4.A1" office:value-type="string">
            <text:p text:style-name="P5"><text:span text:style-name="T1">Alternativa</text:span><text:span text:style-name="T2">:</text:span></text:p>
            <text:p text:style-name="P7">   <text:span text:style-name="T10">3</text:span><text:span text:style-name="T5">.      El sistema no encuentra productos.</text:span></text:p>
            <text:p text:style-name="P7">   <text:span text:style-name="T10">4</text:span><text:span text:style-name="T5">.      El sistema informa al cliente de que no hay productos que cumplan el criterio de búsqueda.</text:span></text:p>
            <text:p text:style-name="P7">   <text:span text:style-name="T10">5</text:span><text:span text:style-name="T5">.       Fin del caso de uso</text:span></text:p>
          </table:table-cell>
        </table:table-row>
      </table:table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8"><text:span text:style-name="T1">Nombre</text:span><text:span text:style-name="T2">: </text:span><text:span text:style-name="T6">Comprar</text:span><text:span text:style-name="T3"> Producto</text:span><text:span text:style-name="T11">s</text:span></text:p>
            <text:p text:style-name="P8"><text:span text:style-name="T1">ID</text:span><text:span text:style-name="T2">: CU0</text:span><text:span text:style-name="T6">3</text:span></text:p>
          </table:table-cell>
        </table:table-row>
        <table:table-row>
          <table:table-cell table:style-name="Tabla5.A1" office:value-type="string">
            <text:p text:style-name="P8"><text:span text:style-name="T1">Descripción</text:span><text:span text:style-name="T2">: </text:span><text:span text:style-name="T6">Permite que el cliente realice una compra de un producto</text:span></text:p>
          </table:table-cell>
        </table:table-row>
        <table:table-row>
          <table:table-cell table:style-name="Tabla5.A1" office:value-type="string">
            <text:p text:style-name="P8"><text:span text:style-name="T1">Actores</text:span><text:span text:style-name="T2">: Cliente</text:span></text:p>
          </table:table-cell>
        </table:table-row>
        <table:table-row>
          <table:table-cell table:style-name="Tabla5.A1" office:value-type="string">
            <text:p text:style-name="P8"><text:span text:style-name="T1">Precondiciones</text:span><text:span text:style-name="T2">: </text:span><text:span text:style-name="T3">Se requiere que el cliente </text:span><text:span text:style-name="T6">haya hecho la selección del producto que este desea comprar y que el cliente este registrado </text:span></text:p>
          </table:table-cell>
        </table:table-row>
      </table:table>
      <table:table table:name="Tabla6" table:style-name="Tabla6">
        <table:table-column table:style-name="Tabla6.A"/>
        <table:table-row>
          <table:table-cell table:style-name="Tabla6.A1" office:value-type="string">
            <text:p text:style-name="P9">Curso normal:</text:p>
            <text:p text:style-name="P9"><text:span text:style-name="T7"><text:s text:c="7"/>1. </text:span><text:span text:style-name="T8">El cliente </text:span><text:span text:style-name="T9">selecciona el producto a comprar</text:span></text:p>
            <text:p text:style-name="P9"><text:span text:style-name="T8"><text:s text:c="7"/></text:span><text:span text:style-name="T7">2. </text:span><text:span text:style-name="T8">El </text:span><text:span text:style-name="T7">sistema </text:span><text:span text:style-name="T9">dirá si el cliente esta registrado</text:span></text:p>
            <text:p text:style-name="P9"><text:span text:style-name="T9"><text:s text:c="7"/>3. </text:span><text:span text:style-name="T12">El sistema mostrara si el producto esta en stock</text:span></text:p>
            <text:p text:style-name="P10"><text:s text:c="7"/>4. El cliente realizara el pago</text:p>
          </table:table-cell>
        </table:table-row>
        <table:table-row>
          <table:table-cell table:style-name="Tabla6.A1" office:value-type="string">
            <text:p text:style-name="P8"><text:span text:style-name="T1">Postcondiciones</text:span><text:span text:style-name="T2">: </text:span><text:span text:style-name="T13">El sistema registra la compra</text:span></text:p>
          </table:table-cell>
        </table:table-row>
        <table:table-row table:style-name="Tabla6.3">
          <table:table-cell table:style-name="Tabla6.A1" office:value-type="string">
            <text:p text:style-name="P8"><text:span text:style-name="T1">Alternativa</text:span><text:span text:style-name="T2">:</text:span></text:p>
            <text:p text:style-name="P11">   <text:span text:style-name="T10">3</text:span><text:span text:style-name="T5">.      El sistema no encuentra productos.</text:span></text:p>
            <text:p text:style-name="P11">   <text:span text:style-name="T10">4</text:span><text:span text:style-name="T5">.      El sistema informa al cliente de que no hay productos que cumplan el criterio de búsqueda.</text:span></text:p>
            <text:p text:style-name="P11">   <text:span text:style-name="T14">5</text:span><text:span text:style-name="T5">.       Fin del caso de uso</text:span></text:p>
          </table:table-cell>
        </table:table-row>
      </table:table>
      <text:p text:style-name="P12"/>
      <table:table table:name="Tabla7" table:style-name="Tabla7">
        <table:table-column table:style-name="Tabla7.A"/>
        <table:table-row>
          <table:table-cell table:style-name="Tabla7.A1" office:value-type="string">
            <text:p text:style-name="P13"><text:span text:style-name="T1">Nombre</text:span><text:span text:style-name="T2">: </text:span><text:span text:style-name="T15">Registrar Cliente</text:span></text:p>
            <text:p text:style-name="P13"><text:span text:style-name="T1">ID</text:span><text:span text:style-name="T2">: CU0</text:span><text:span text:style-name="T16">4</text:span></text:p>
          </table:table-cell>
        </table:table-row>
        <table:table-row>
          <table:table-cell table:style-name="Tabla7.A1" office:value-type="string">
            <text:p text:style-name="P13"><text:span text:style-name="T1">Descripción</text:span><text:span text:style-name="T2">: </text:span><text:span text:style-name="T6">Permite </text:span><text:span text:style-name="T15">que se registre un cliente </text:span></text:p>
          </table:table-cell>
        </table:table-row>
        <table:table-row>
          <table:table-cell table:style-name="Tabla7.A1" office:value-type="string">
            <text:p text:style-name="P13"><text:span text:style-name="T1">Actores</text:span><text:span text:style-name="T2">: Cliente</text:span></text:p>
          </table:table-cell>
        </table:table-row>
        <table:table-row>
          <table:table-cell table:style-name="Tabla7.A1" office:value-type="string">
            <text:p text:style-name="P13"><text:span text:style-name="T1">Precondiciones</text:span><text:span text:style-name="T2">: </text:span><text:span text:style-name="T15">El cliente no debe estar registrado </text:span></text:p>
          </table:table-cell>
        </table:table-row>
      </table:table>
      <table:table table:name="Tabla8" table:style-name="Tabla8">
        <table:table-column table:style-name="Tabla8.A"/>
        <table:table-row>
          <table:table-cell table:style-name="Tabla8.A1" office:value-type="string">
            <text:p text:style-name="P14">Curso normal:</text:p>
            <text:p text:style-name="P14"><text:span text:style-name="T7"><text:s text:c="7"/>1. </text:span><text:span text:style-name="T8">El cliente </text:span><text:span text:style-name="T17">completa la información requerida para el registro</text:span></text:p>
            <text:p text:style-name="P14"><text:span text:style-name="T8"><text:s text:c="7"/></text:span><text:span text:style-name="T7">2. </text:span><text:span text:style-name="T17">El sistema registra al cliente</text:span></text:p>
          </table:table-cell>
        </table:table-row>
        <table:table-row>
          <table:table-cell table:style-name="Tabla8.A1" office:value-type="string">
            <text:p text:style-name="P13"><text:span text:style-name="T1">Postcondiciones</text:span><text:span text:style-name="T2">: </text:span><text:span text:style-name="T13">El </text:span><text:span text:style-name="T15">cliente queda registrado</text:span></text:p>
          </table:table-cell>
        </table:table-row>
        <table:table-row table:style-name="Tabla8.3">
          <table:table-cell table:style-name="Tabla8.A1" office:value-type="string">
            <text:p text:style-name="P13"><text:span text:style-name="T1">Alternativa</text:span><text:span text:style-name="T2">:</text:span></text:p>
            <text:p text:style-name="P15">   <text:span text:style-name="T10">3</text:span><text:span text:style-name="T5">.      <text:s/></text:span><text:span text:style-name="T18">Que los datos sean inválidos</text:span></text:p>
            <text:p text:style-name="P15">   <text:span text:style-name="T10">4</text:span><text:span text:style-name="T5">.      <text:s/></text:span><text:span text:style-name="T18">Que el cliente ya este registrado</text:span></text:p>
            <text:p text:style-name="P15">   <text:span text:style-name="T19">5</text:span><text:span text:style-name="T5">.       Fin del caso de uso</text:span></text:p>
          </table:table-cell>
        </table:table-row>
      </table:table>
      <text:p text:style-name="P16"/>
      <table:table table:name="Tabla9" table:style-name="Tabla9">
        <table:table-column table:style-name="Tabla9.A"/>
        <text:soft-page-break/>
        <table:table-row>
          <table:table-cell table:style-name="Tabla9.A1" office:value-type="string">
            <text:p text:style-name="P17"><text:span text:style-name="T1">Nombre</text:span><text:span text:style-name="T2">: </text:span><text:span text:style-name="T20">Insertar Productos</text:span></text:p>
            <text:p text:style-name="P17"><text:span text:style-name="T1">ID</text:span><text:span text:style-name="T2">: CU0</text:span><text:span text:style-name="T20">5</text:span></text:p>
          </table:table-cell>
        </table:table-row>
        <table:table-row>
          <table:table-cell table:style-name="Tabla9.A1" office:value-type="string">
            <text:p text:style-name="P17"><text:span text:style-name="T1">Descripción</text:span><text:span text:style-name="T2">: </text:span><text:span text:style-name="T6">Permite </text:span><text:span text:style-name="T15">que se registre un </text:span><text:span text:style-name="T20">admin inserte productos</text:span><text:span text:style-name="T15"> </text:span></text:p>
          </table:table-cell>
        </table:table-row>
        <table:table-row>
          <table:table-cell table:style-name="Tabla9.A1" office:value-type="string">
            <text:p text:style-name="P17"><text:span text:style-name="T1">Actores</text:span><text:span text:style-name="T2">: </text:span><text:span text:style-name="T20">Administrativo</text:span></text:p>
          </table:table-cell>
        </table:table-row>
        <table:table-row>
          <table:table-cell table:style-name="Tabla9.A1" office:value-type="string">
            <text:p text:style-name="P17"><text:span text:style-name="T1">Precondiciones</text:span><text:span text:style-name="T2">: </text:span><text:span text:style-name="T15">El </text:span><text:span text:style-name="T20">admin tiene que estar registrado en el sistema</text:span></text:p>
          </table:table-cell>
        </table:table-row>
      </table:table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8">Curso normal:</text:p>
            <text:p text:style-name="P18"><text:span text:style-name="T7"><text:s text:c="7"/>1. </text:span><text:span text:style-name="T21">El admin inserta productos</text:span></text:p>
            <text:p text:style-name="P18"><text:span text:style-name="T8"><text:s text:c="7"/></text:span><text:span text:style-name="T7">2. </text:span><text:span text:style-name="T17">El </text:span><text:span text:style-name="T21">sistema valida los productos</text:span></text:p>
          </table:table-cell>
        </table:table-row>
        <table:table-row>
          <table:table-cell table:style-name="Tabla10.A1" office:value-type="string">
            <text:p text:style-name="P17"><text:span text:style-name="T1">Postcondiciones</text:span><text:span text:style-name="T2">: </text:span><text:span text:style-name="T13">El </text:span><text:span text:style-name="T22">producto queda registrado en el sistema</text:span></text:p>
          </table:table-cell>
        </table:table-row>
        <table:table-row table:style-name="Tabla10.3">
          <table:table-cell table:style-name="Tabla10.A1" office:value-type="string">
            <text:p text:style-name="P17"><text:span text:style-name="T1">Alternativa</text:span><text:span text:style-name="T2">:</text:span></text:p>
            <text:p text:style-name="P19">   <text:span text:style-name="T10">3</text:span><text:span text:style-name="T5">.      <text:s/></text:span><text:span text:style-name="T18">Que los datos sean inválidos</text:span></text:p>
            <text:p text:style-name="P19">   <text:span text:style-name="T23">4</text:span><text:span text:style-name="T5">.       Fin del caso de uso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6:08:51.752000000</meta:creation-date>
    <dc:date>2025-04-03T16:55:18.134000000</dc:date>
    <meta:editing-duration>PT35M40S</meta:editing-duration>
    <meta:editing-cycles>11</meta:editing-cycles>
    <meta:generator>LibreOffice/24.8.0.3$Windows_X86_64 LibreOffice_project/0bdf1299c94fe897b119f97f3c613e9dca6be583</meta:generator>
    <meta:document-statistic meta:table-count="10" meta:image-count="0" meta:object-count="0" meta:page-count="3" meta:paragraph-count="68" meta:word-count="410" meta:character-count="2721" meta:non-whitespace-character-count="2180"/>
  </office:meta>
</office:document-meta>
</file>